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19b75"/>
    </style:style>
    <style:style style:name="P3" style:family="paragraph" style:parent-style-name="Standard">
      <style:text-properties fo:language="en" fo:country="US" officeooo:rsid="0004a805" officeooo:paragraph-rsid="00498a3b"/>
    </style:style>
    <style:style style:name="P4" style:family="paragraph" style:parent-style-name="Standard">
      <style:text-properties fo:language="en" fo:country="US" officeooo:rsid="0004a805" officeooo:paragraph-rsid="0014c079"/>
    </style:style>
    <style:style style:name="P5" style:family="paragraph" style:parent-style-name="Standard">
      <style:text-properties fo:language="en" fo:country="US" officeooo:rsid="0004a805" officeooo:paragraph-rsid="000e51fa"/>
    </style:style>
    <style:style style:name="P6" style:family="paragraph" style:parent-style-name="Standard">
      <style:text-properties fo:language="en" fo:country="US" officeooo:rsid="0004a805" officeooo:paragraph-rsid="000c7895"/>
    </style:style>
    <style:style style:name="P7" style:family="paragraph" style:parent-style-name="Standard">
      <style:text-properties fo:language="en" fo:country="US" officeooo:rsid="0004a805" officeooo:paragraph-rsid="0004a805"/>
    </style:style>
    <style:style style:name="P8" style:family="paragraph" style:parent-style-name="Standard">
      <style:text-properties fo:language="en" fo:country="US" officeooo:rsid="00281285" officeooo:paragraph-rsid="002ec6c7"/>
    </style:style>
    <style:style style:name="P9" style:family="paragraph" style:parent-style-name="Standard">
      <style:text-properties fo:language="en" fo:country="US" officeooo:rsid="0030afd1" officeooo:paragraph-rsid="004689bb"/>
    </style:style>
    <style:style style:name="P10" style:family="paragraph" style:parent-style-name="Standard">
      <style:text-properties fo:language="en" fo:country="US" officeooo:rsid="0030afd1" officeooo:paragraph-rsid="0030afd1"/>
    </style:style>
    <style:style style:name="P11" style:family="paragraph" style:parent-style-name="Standard">
      <style:text-properties fo:language="en" fo:country="US" officeooo:rsid="003dafcd" officeooo:paragraph-rsid="003f2e5f"/>
    </style:style>
    <style:style style:name="P12" style:family="paragraph" style:parent-style-name="Standard">
      <style:text-properties fo:language="en" fo:country="US" fo:font-style="normal" officeooo:rsid="00192d08" officeooo:paragraph-rsid="0020008e" style:font-style-asian="normal" style:font-style-complex="normal"/>
    </style:style>
    <style:style style:name="P13" style:family="paragraph" style:parent-style-name="Standard">
      <style:text-properties fo:language="en" fo:country="US" fo:font-style="normal" officeooo:rsid="0020008e" officeooo:paragraph-rsid="001827a5" style:font-style-asian="normal" style:font-style-complex="normal"/>
    </style:style>
    <style:style style:name="P14" style:family="paragraph" style:parent-style-name="Standard">
      <style:text-properties fo:language="en" fo:country="US" fo:font-style="normal" officeooo:rsid="00334346" officeooo:paragraph-rsid="003879f5" style:font-style-asian="normal" style:font-style-complex="normal"/>
    </style:style>
    <style:style style:name="P15" style:family="paragraph" style:parent-style-name="Standard">
      <style:text-properties fo:language="en" fo:country="US" fo:font-style="normal" officeooo:rsid="0021f542" officeooo:paragraph-rsid="003f2e5f" style:font-style-asian="normal" style:font-style-complex="normal"/>
    </style:style>
    <style:style style:name="P16" style:family="paragraph" style:parent-style-name="Standard">
      <style:text-properties fo:language="en" fo:country="US" fo:font-style="normal" officeooo:rsid="0021f542" officeooo:paragraph-rsid="00498a3b" style:font-style-asian="normal" style:font-style-complex="normal"/>
    </style:style>
    <style:style style:name="P17" style:family="paragraph" style:parent-style-name="Standard">
      <style:text-properties fo:language="en" fo:country="US" fo:font-style="normal" officeooo:rsid="00060959" officeooo:paragraph-rsid="00419b75" style:font-style-asian="normal" style:font-style-complex="normal"/>
    </style:style>
    <style:style style:name="P18" style:family="paragraph" style:parent-style-name="Standard">
      <style:text-properties fo:language="en" fo:country="US" fo:font-style="normal" officeooo:rsid="0055bdf6" officeooo:paragraph-rsid="005ac0fb" style:font-style-asian="normal" style:font-style-complex="normal"/>
    </style:style>
    <style:style style:name="P19" style:family="paragraph" style:parent-style-name="Standard">
      <style:text-properties fo:language="en" fo:country="US" fo:font-style="normal" officeooo:rsid="004cf45e" officeooo:paragraph-rsid="005148cb" style:font-style-asian="normal" style:font-style-complex="normal"/>
    </style:style>
    <style:style style:name="P20" style:family="paragraph" style:parent-style-name="Standard">
      <style:text-properties fo:language="en" fo:country="US" fo:font-style="normal" officeooo:rsid="00152257" officeooo:paragraph-rsid="00606fc5" style:font-style-asian="normal" style:font-style-complex="normal"/>
    </style:style>
    <style:style style:name="P21" style:family="paragraph" style:parent-style-name="Standard">
      <style:text-properties fo:language="en" fo:country="US" officeooo:rsid="0015266b" officeooo:paragraph-rsid="0015266b"/>
    </style:style>
    <style:style style:name="P22" style:family="paragraph" style:parent-style-name="Standard">
      <style:text-properties fo:language="en" fo:country="US" officeooo:rsid="0014c079" officeooo:paragraph-rsid="0014c079"/>
    </style:style>
    <style:style style:name="P23" style:family="paragraph" style:parent-style-name="Standard">
      <style:text-properties fo:language="en" fo:country="US" officeooo:rsid="000d5b9c" officeooo:paragraph-rsid="000f0275"/>
    </style:style>
    <style:style style:name="P24" style:family="paragraph" style:parent-style-name="Standard">
      <style:text-properties fo:language="en" fo:country="US" officeooo:rsid="000d5b9c" officeooo:paragraph-rsid="001827a5"/>
    </style:style>
    <style:style style:name="P25" style:family="paragraph" style:parent-style-name="Standard">
      <style:text-properties fo:language="en" fo:country="US" officeooo:rsid="000d5b9c" officeooo:paragraph-rsid="00100040"/>
    </style:style>
    <style:style style:name="P26" style:family="paragraph" style:parent-style-name="Standard">
      <style:text-properties fo:language="en" fo:country="US" officeooo:rsid="000d5b9c" officeooo:paragraph-rsid="000d5b9c"/>
    </style:style>
    <style:style style:name="P27" style:family="paragraph" style:parent-style-name="Standard">
      <style:text-properties fo:language="en" fo:country="US" officeooo:rsid="000d5b9c" officeooo:paragraph-rsid="00606fc5"/>
    </style:style>
    <style:style style:name="P28" style:family="paragraph" style:parent-style-name="Standard">
      <style:text-properties fo:language="en" fo:country="US" officeooo:rsid="00152257" officeooo:paragraph-rsid="001827a5"/>
    </style:style>
    <style:style style:name="P29" style:family="paragraph" style:parent-style-name="Standard">
      <style:text-properties fo:language="en" fo:country="US" officeooo:rsid="00152257" officeooo:paragraph-rsid="006b651c"/>
    </style:style>
    <style:style style:name="P30" style:family="paragraph" style:parent-style-name="Standard">
      <style:text-properties fo:language="en" fo:country="US" officeooo:rsid="00152257" officeooo:paragraph-rsid="00714ec7"/>
    </style:style>
    <style:style style:name="P31" style:family="paragraph" style:parent-style-name="Standard">
      <style:text-properties fo:language="en" fo:country="US" officeooo:rsid="001827a5" officeooo:paragraph-rsid="001827a5"/>
    </style:style>
    <style:style style:name="P32" style:family="paragraph" style:parent-style-name="Standard">
      <style:text-properties fo:language="en" fo:country="US" officeooo:rsid="000e51fa" officeooo:paragraph-rsid="0012caf2"/>
    </style:style>
    <style:style style:name="P33" style:family="paragraph" style:parent-style-name="Standard">
      <style:text-properties fo:language="en" fo:country="US" officeooo:rsid="000e51fa" officeooo:paragraph-rsid="00100040"/>
    </style:style>
    <style:style style:name="P34" style:family="paragraph" style:parent-style-name="Standard">
      <style:text-properties fo:language="en" fo:country="US" officeooo:rsid="0008727e" officeooo:paragraph-rsid="0009072e"/>
    </style:style>
    <style:style style:name="P35" style:family="paragraph" style:parent-style-name="Standard">
      <style:text-properties fo:language="en" fo:country="US" officeooo:rsid="0008727e" officeooo:paragraph-rsid="0008727e"/>
    </style:style>
    <style:style style:name="P36" style:family="paragraph" style:parent-style-name="Standard">
      <style:text-properties fo:language="en" fo:country="US" officeooo:rsid="0009072e" officeooo:paragraph-rsid="0009072e"/>
    </style:style>
    <style:style style:name="P37" style:family="paragraph" style:parent-style-name="Standard">
      <style:text-properties fo:language="en" fo:country="US" officeooo:rsid="00060959" officeooo:paragraph-rsid="0008727e"/>
    </style:style>
    <style:style style:name="P38" style:family="paragraph" style:parent-style-name="Standard">
      <style:text-properties fo:language="en" fo:country="US" officeooo:rsid="00060959" officeooo:paragraph-rsid="00060959"/>
    </style:style>
    <style:style style:name="P39" style:family="paragraph" style:parent-style-name="Standard">
      <style:text-properties fo:language="en" fo:country="US" officeooo:rsid="0006f91e" officeooo:paragraph-rsid="0008727e"/>
    </style:style>
    <style:style style:name="P40" style:family="paragraph" style:parent-style-name="Standard">
      <style:text-properties fo:language="en" fo:country="US" officeooo:rsid="004b573e" officeooo:paragraph-rsid="005148cb"/>
    </style:style>
    <style:style style:name="P41" style:family="paragraph" style:parent-style-name="Standard">
      <style:text-properties fo:language="en" fo:country="US" officeooo:rsid="0023e3d5" officeooo:paragraph-rsid="0023e3d5"/>
    </style:style>
    <style:style style:name="P42" style:family="paragraph" style:parent-style-name="Standard">
      <style:text-properties fo:language="en" fo:country="US" officeooo:rsid="0068738c" officeooo:paragraph-rsid="0069f70b"/>
    </style:style>
    <style:style style:name="P43" style:family="paragraph" style:parent-style-name="Standard">
      <style:text-properties fo:language="en" fo:country="US" officeooo:rsid="003879f5" officeooo:paragraph-rsid="007061cb"/>
    </style:style>
    <style:style style:name="P44" style:family="paragraph" style:parent-style-name="Standard">
      <style:paragraph-properties fo:padding="0.0291in" fo:border-left="none" fo:border-right="none" fo:border-top="none" fo:border-bottom="0.06pt solid #000000" style:join-border="false"/>
      <style:text-properties fo:language="en" fo:country="US" fo:font-style="normal" officeooo:rsid="0021f542" officeooo:paragraph-rsid="003f2e5f" style:font-style-asian="normal" style:font-style-complex="normal"/>
    </style:style>
    <style:style style:name="P45" style:family="paragraph" style:parent-style-name="Standard">
      <style:text-properties fo:language="en" fo:country="US" fo:font-style="normal" officeooo:rsid="003b87d5" officeooo:paragraph-rsid="007061cb" style:font-style-asian="normal" style:font-style-complex="normal"/>
    </style:style>
    <style:style style:name="P46" style:family="paragraph" style:parent-style-name="Standard">
      <style:text-properties fo:language="en" fo:country="US" officeooo:rsid="0004a805" officeooo:paragraph-rsid="00744d5e"/>
    </style:style>
    <style:style style:name="P47" style:family="paragraph" style:parent-style-name="Standard">
      <style:text-properties fo:language="en" fo:country="US" officeooo:rsid="0004a805" officeooo:paragraph-rsid="0075b27c"/>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0e51fa"/>
    </style:style>
    <style:style style:name="T6" style:family="text">
      <style:text-properties officeooo:rsid="0015266b"/>
    </style:style>
    <style:style style:name="T7" style:family="text">
      <style:text-properties fo:font-style="italic" style:font-style-asian="italic" style:font-style-complex="italic"/>
    </style:style>
    <style:style style:name="T8" style:family="text">
      <style:text-properties fo:font-style="italic" officeooo:rsid="0015266b" style:font-style-asian="italic" style:font-style-complex="italic"/>
    </style:style>
    <style:style style:name="T9" style:family="text">
      <style:text-properties fo:font-style="italic" officeooo:rsid="0016f2e4" style:font-style-asian="italic" style:font-style-complex="italic"/>
    </style:style>
    <style:style style:name="T10" style:family="text">
      <style:text-properties fo:font-style="italic" officeooo:rsid="00192d08" style:font-style-asian="italic" style:font-style-complex="italic"/>
    </style:style>
    <style:style style:name="T11" style:family="text">
      <style:text-properties fo:font-style="italic" officeooo:rsid="0020008e" style:font-style-asian="italic" style:font-style-complex="italic"/>
    </style:style>
    <style:style style:name="T12" style:family="text">
      <style:text-properties fo:font-style="italic" officeooo:rsid="001a70ea" style:font-style-asian="italic" style:font-style-complex="italic"/>
    </style:style>
    <style:style style:name="T13" style:family="text">
      <style:text-properties fo:font-style="italic" officeooo:rsid="002ab085" style:font-style-asian="italic" style:font-style-complex="italic"/>
    </style:style>
    <style:style style:name="T14" style:family="text">
      <style:text-properties fo:font-style="italic" officeooo:rsid="002ec6c7" style:font-style-asian="italic" style:font-style-complex="italic"/>
    </style:style>
    <style:style style:name="T15" style:family="text">
      <style:text-properties fo:font-style="italic" officeooo:rsid="00334346" style:font-style-asian="italic" style:font-style-complex="italic"/>
    </style:style>
    <style:style style:name="T16" style:family="text">
      <style:text-properties fo:font-style="italic" officeooo:rsid="0035e169" style:font-style-asian="italic" style:font-style-complex="italic"/>
    </style:style>
    <style:style style:name="T17" style:family="text">
      <style:text-properties fo:font-style="italic" officeooo:rsid="0030afd1" style:font-style-asian="italic" style:font-style-complex="italic"/>
    </style:style>
    <style:style style:name="T18" style:family="text">
      <style:text-properties fo:font-style="italic" officeooo:rsid="003b87d5" style:font-style-asian="italic" style:font-style-complex="italic"/>
    </style:style>
    <style:style style:name="T19" style:family="text">
      <style:text-properties fo:font-style="italic" officeooo:rsid="000f0275" style:font-style-asian="italic" style:font-style-complex="italic"/>
    </style:style>
    <style:style style:name="T20" style:family="text">
      <style:text-properties fo:font-style="italic" officeooo:rsid="004cf45e" style:font-style-asian="italic" style:font-style-complex="italic"/>
    </style:style>
    <style:style style:name="T21" style:family="text">
      <style:text-properties fo:font-style="italic" officeooo:rsid="00579893" style:font-style-asian="italic" style:font-style-complex="italic"/>
    </style:style>
    <style:style style:name="T22" style:family="text">
      <style:text-properties fo:font-style="italic" officeooo:rsid="00606fc5" style:font-style-asian="italic" style:font-style-complex="italic"/>
    </style:style>
    <style:style style:name="T23" style:family="text">
      <style:text-properties fo:font-style="italic" officeooo:rsid="00615108" style:font-style-asian="italic" style:font-style-complex="italic"/>
    </style:style>
    <style:style style:name="T24" style:family="text">
      <style:text-properties fo:font-style="italic" officeooo:rsid="0075b27c" style:font-style-asian="italic" style:font-style-complex="italic"/>
    </style:style>
    <style:style style:name="T25" style:family="text">
      <style:text-properties officeooo:rsid="00192d08"/>
    </style:style>
    <style:style style:name="T26" style:family="text">
      <style:text-properties fo:font-style="normal" style:font-style-asian="normal" style:font-style-complex="normal"/>
    </style:style>
    <style:style style:name="T27" style:family="text">
      <style:text-properties fo:font-style="normal" officeooo:rsid="00192d08" style:font-style-asian="normal" style:font-style-complex="normal"/>
    </style:style>
    <style:style style:name="T28" style:family="text">
      <style:text-properties fo:font-style="normal" officeooo:rsid="001a70ea" style:font-style-asian="normal" style:font-style-complex="normal"/>
    </style:style>
    <style:style style:name="T29" style:family="text">
      <style:text-properties fo:font-style="normal" officeooo:rsid="0020008e" style:font-style-asian="normal" style:font-style-complex="normal"/>
    </style:style>
    <style:style style:name="T30" style:family="text">
      <style:text-properties fo:font-style="normal" officeooo:rsid="00206b11" style:font-style-asian="normal" style:font-style-complex="normal"/>
    </style:style>
    <style:style style:name="T31" style:family="text">
      <style:text-properties fo:font-style="normal" officeooo:rsid="0021f542" style:font-style-asian="normal" style:font-style-complex="normal"/>
    </style:style>
    <style:style style:name="T32" style:family="text">
      <style:text-properties fo:font-style="normal" officeooo:rsid="00228650" style:font-style-asian="normal" style:font-style-complex="normal"/>
    </style:style>
    <style:style style:name="T33" style:family="text">
      <style:text-properties fo:font-style="normal" officeooo:rsid="00271035" style:font-style-asian="normal" style:font-style-complex="normal"/>
    </style:style>
    <style:style style:name="T34" style:family="text">
      <style:text-properties fo:font-style="normal" officeooo:rsid="002e03b0" style:font-style-asian="normal" style:font-style-complex="normal"/>
    </style:style>
    <style:style style:name="T35" style:family="text">
      <style:text-properties fo:font-style="normal" officeooo:rsid="002ec6c7" style:font-style-asian="normal" style:font-style-complex="normal"/>
    </style:style>
    <style:style style:name="T36" style:family="text">
      <style:text-properties fo:font-style="normal" officeooo:rsid="002d0738" style:font-style-asian="normal" style:font-style-complex="normal"/>
    </style:style>
    <style:style style:name="T37" style:family="text">
      <style:text-properties fo:font-style="normal" officeooo:rsid="003183ab" style:font-style-asian="normal" style:font-style-complex="normal"/>
    </style:style>
    <style:style style:name="T38" style:family="text">
      <style:text-properties fo:font-style="normal" officeooo:rsid="0016f2e4" style:font-style-asian="normal" style:font-style-complex="normal"/>
    </style:style>
    <style:style style:name="T39" style:family="text">
      <style:text-properties fo:font-style="normal" officeooo:rsid="00334346" style:font-style-asian="normal" style:font-style-complex="normal"/>
    </style:style>
    <style:style style:name="T40" style:family="text">
      <style:text-properties fo:font-style="normal" officeooo:rsid="003381aa" style:font-style-asian="normal" style:font-style-complex="normal"/>
    </style:style>
    <style:style style:name="T41" style:family="text">
      <style:text-properties fo:font-style="normal" officeooo:rsid="002ab085" style:font-style-asian="normal" style:font-style-complex="normal"/>
    </style:style>
    <style:style style:name="T42" style:family="text">
      <style:text-properties fo:font-style="normal" officeooo:rsid="0034ba37" style:font-style-asian="normal" style:font-style-complex="normal"/>
    </style:style>
    <style:style style:name="T43" style:family="text">
      <style:text-properties fo:font-style="normal" officeooo:rsid="0035e169" style:font-style-asian="normal" style:font-style-complex="normal"/>
    </style:style>
    <style:style style:name="T44" style:family="text">
      <style:text-properties fo:font-style="normal" officeooo:rsid="003879f5" style:font-style-asian="normal" style:font-style-complex="normal"/>
    </style:style>
    <style:style style:name="T45" style:family="text">
      <style:text-properties fo:font-style="normal" officeooo:rsid="003a3591" style:font-style-asian="normal" style:font-style-complex="normal"/>
    </style:style>
    <style:style style:name="T46" style:family="text">
      <style:text-properties fo:font-style="normal" officeooo:rsid="0030afd1" style:font-style-asian="normal" style:font-style-complex="normal"/>
    </style:style>
    <style:style style:name="T47" style:family="text">
      <style:text-properties fo:font-style="normal" officeooo:rsid="003b87d5" style:font-style-asian="normal" style:font-style-complex="normal"/>
    </style:style>
    <style:style style:name="T48" style:family="text">
      <style:text-properties fo:font-style="normal" officeooo:rsid="003ca324" style:font-style-asian="normal" style:font-style-complex="normal"/>
    </style:style>
    <style:style style:name="T49" style:family="text">
      <style:text-properties fo:font-style="normal" officeooo:rsid="003f2e5f" style:font-style-asian="normal" style:font-style-complex="normal"/>
    </style:style>
    <style:style style:name="T50" style:family="text">
      <style:text-properties fo:font-style="normal" officeooo:rsid="000f0275" style:font-style-asian="normal" style:font-style-complex="normal"/>
    </style:style>
    <style:style style:name="T51" style:family="text">
      <style:text-properties fo:font-style="normal" officeooo:rsid="000c7895" style:font-style-asian="normal" style:font-style-complex="normal"/>
    </style:style>
    <style:style style:name="T52" style:family="text">
      <style:text-properties fo:font-style="normal" officeooo:rsid="000e51fa" style:font-style-asian="normal" style:font-style-complex="normal"/>
    </style:style>
    <style:style style:name="T53" style:family="text">
      <style:text-properties fo:font-style="normal" officeooo:rsid="00060959" style:font-style-asian="normal" style:font-style-complex="normal"/>
    </style:style>
    <style:style style:name="T54" style:family="text">
      <style:text-properties fo:font-style="normal" officeooo:rsid="00419b75" style:font-style-asian="normal" style:font-style-complex="normal"/>
    </style:style>
    <style:style style:name="T55" style:family="text">
      <style:text-properties fo:font-style="normal" officeooo:rsid="00437ee3" style:font-style-asian="normal" style:font-style-complex="normal"/>
    </style:style>
    <style:style style:name="T56" style:family="text">
      <style:text-properties fo:font-style="normal" officeooo:rsid="00443e25" style:font-style-asian="normal" style:font-style-complex="normal"/>
    </style:style>
    <style:style style:name="T57" style:family="text">
      <style:text-properties fo:font-style="normal" officeooo:rsid="0045e55d" style:font-style-asian="normal" style:font-style-complex="normal"/>
    </style:style>
    <style:style style:name="T58" style:family="text">
      <style:text-properties fo:font-style="normal" officeooo:rsid="004689bb" style:font-style-asian="normal" style:font-style-complex="normal"/>
    </style:style>
    <style:style style:name="T59" style:family="text">
      <style:text-properties fo:font-style="normal" officeooo:rsid="004876c4" style:font-style-asian="normal" style:font-style-complex="normal"/>
    </style:style>
    <style:style style:name="T60" style:family="text">
      <style:text-properties fo:font-style="normal" officeooo:rsid="00498a3b" style:font-style-asian="normal" style:font-style-complex="normal"/>
    </style:style>
    <style:style style:name="T61" style:family="text">
      <style:text-properties fo:font-style="normal" officeooo:rsid="004cf45e" style:font-style-asian="normal" style:font-style-complex="normal"/>
    </style:style>
    <style:style style:name="T62" style:family="text">
      <style:text-properties fo:font-style="normal" officeooo:rsid="004e1b0c" style:font-style-asian="normal" style:font-style-complex="normal"/>
    </style:style>
    <style:style style:name="T63" style:family="text">
      <style:text-properties fo:font-style="normal" officeooo:rsid="004f21da" style:font-style-asian="normal" style:font-style-complex="normal"/>
    </style:style>
    <style:style style:name="T64" style:family="text">
      <style:text-properties fo:font-style="normal" officeooo:rsid="005148cb" style:font-style-asian="normal" style:font-style-complex="normal"/>
    </style:style>
    <style:style style:name="T65" style:family="text">
      <style:text-properties fo:font-style="normal" officeooo:rsid="005198ef" style:font-style-asian="normal" style:font-style-complex="normal"/>
    </style:style>
    <style:style style:name="T66" style:family="text">
      <style:text-properties fo:font-style="normal" officeooo:rsid="00534bda" style:font-style-asian="normal" style:font-style-complex="normal"/>
    </style:style>
    <style:style style:name="T67" style:family="text">
      <style:text-properties fo:font-style="normal" officeooo:rsid="0015266b" style:font-style-asian="normal" style:font-style-complex="normal"/>
    </style:style>
    <style:style style:name="T68" style:family="text">
      <style:text-properties fo:font-style="normal" officeooo:rsid="005f149c" style:font-style-asian="normal" style:font-style-complex="normal"/>
    </style:style>
    <style:style style:name="T69" style:family="text">
      <style:text-properties fo:font-style="normal" officeooo:rsid="00606fc5" style:font-style-asian="normal" style:font-style-complex="normal"/>
    </style:style>
    <style:style style:name="T70" style:family="text">
      <style:text-properties fo:font-style="normal" officeooo:rsid="00615108" style:font-style-asian="normal" style:font-style-complex="normal"/>
    </style:style>
    <style:style style:name="T71" style:family="text">
      <style:text-properties fo:font-style="normal" officeooo:rsid="00627364" style:font-style-asian="normal" style:font-style-complex="normal"/>
    </style:style>
    <style:style style:name="T72" style:family="text">
      <style:text-properties fo:font-style="normal" officeooo:rsid="00684b4c" style:font-style-asian="normal" style:font-style-complex="normal"/>
    </style:style>
    <style:style style:name="T73" style:family="text">
      <style:text-properties fo:font-style="normal" officeooo:rsid="00152257" style:font-style-asian="normal" style:font-style-complex="normal"/>
    </style:style>
    <style:style style:name="T74" style:family="text">
      <style:text-properties fo:font-style="normal" officeooo:rsid="00635745" style:font-style-asian="normal" style:font-style-complex="normal"/>
    </style:style>
    <style:style style:name="T75" style:family="text">
      <style:text-properties fo:font-style="normal" officeooo:rsid="0068fc4b" style:font-style-asian="normal" style:font-style-complex="normal"/>
    </style:style>
    <style:style style:name="T76" style:family="text">
      <style:text-properties fo:font-style="normal" officeooo:rsid="0069f70b" style:font-style-asian="normal" style:font-style-complex="normal"/>
    </style:style>
    <style:style style:name="T77" style:family="text">
      <style:text-properties fo:font-style="normal" officeooo:rsid="006c0fce" style:font-style-asian="normal" style:font-style-complex="normal"/>
    </style:style>
    <style:style style:name="T78" style:family="text">
      <style:text-properties fo:font-style="normal" officeooo:rsid="00669f86" style:font-style-asian="normal" style:font-style-complex="normal"/>
    </style:style>
    <style:style style:name="T79" style:family="text">
      <style:text-properties fo:font-style="normal" officeooo:rsid="006cb1c4" style:font-style-asian="normal" style:font-style-complex="normal"/>
    </style:style>
    <style:style style:name="T80" style:family="text">
      <style:text-properties fo:font-style="normal" officeooo:rsid="006dea65" style:font-style-asian="normal" style:font-style-complex="normal"/>
    </style:style>
    <style:style style:name="T81" style:family="text">
      <style:text-properties fo:font-style="normal" officeooo:rsid="006e78b5" style:font-style-asian="normal" style:font-style-complex="normal"/>
    </style:style>
    <style:style style:name="T82" style:family="text">
      <style:text-properties fo:font-style="normal" officeooo:rsid="006f6570" style:font-style-asian="normal" style:font-style-complex="normal"/>
    </style:style>
    <style:style style:name="T83" style:family="text">
      <style:text-properties fo:font-style="normal" officeooo:rsid="007061cb" style:font-style-asian="normal" style:font-style-complex="normal"/>
    </style:style>
    <style:style style:name="T84" style:family="text">
      <style:text-properties fo:font-style="normal" officeooo:rsid="007120b4" style:font-style-asian="normal" style:font-style-complex="normal"/>
    </style:style>
    <style:style style:name="T85" style:family="text">
      <style:text-properties fo:font-style="normal" officeooo:rsid="00714ec7" style:font-style-asian="normal" style:font-style-complex="normal"/>
    </style:style>
    <style:style style:name="T86" style:family="text">
      <style:text-properties fo:font-style="normal" officeooo:rsid="00732653" style:font-style-asian="normal" style:font-style-complex="normal"/>
    </style:style>
    <style:style style:name="T87" style:family="text">
      <style:text-properties fo:font-style="normal" officeooo:rsid="0075b27c" style:font-style-asian="normal" style:font-style-complex="normal"/>
    </style:style>
    <style:style style:name="T88" style:family="text">
      <style:text-properties officeooo:rsid="001a70ea"/>
    </style:style>
    <style:style style:name="T89" style:family="text">
      <style:text-properties style:text-position="super 58%" fo:font-style="normal" officeooo:rsid="001a70ea" style:font-style-asian="normal" style:font-style-complex="normal"/>
    </style:style>
    <style:style style:name="T90" style:family="text">
      <style:text-properties style:text-position="0% 100%" fo:font-style="normal" officeooo:rsid="001a70ea" style:font-style-asian="normal" style:font-style-complex="normal"/>
    </style:style>
    <style:style style:name="T91" style:family="text">
      <style:text-properties officeooo:rsid="001ba0e2"/>
    </style:style>
    <style:style style:name="T92" style:family="text">
      <style:text-properties officeooo:rsid="002ab085"/>
    </style:style>
    <style:style style:name="T93" style:family="text">
      <style:text-properties officeooo:rsid="0004a805"/>
    </style:style>
    <style:style style:name="T94" style:family="text">
      <style:text-properties officeooo:rsid="002cb00c"/>
    </style:style>
    <style:style style:name="T95" style:family="text">
      <style:text-properties officeooo:rsid="002d0738"/>
    </style:style>
    <style:style style:name="T96" style:family="text">
      <style:text-properties officeooo:rsid="002ec6c7"/>
    </style:style>
    <style:style style:name="T97" style:family="text">
      <style:text-properties officeooo:rsid="00334346"/>
    </style:style>
    <style:style style:name="T98" style:family="text">
      <style:text-properties officeooo:rsid="0034ba37"/>
    </style:style>
    <style:style style:name="T99" style:family="text">
      <style:text-properties officeooo:rsid="0045e55d"/>
    </style:style>
    <style:style style:name="T100" style:family="text">
      <style:text-properties officeooo:rsid="00598237"/>
    </style:style>
    <style:style style:name="T101" style:family="text">
      <style:text-properties officeooo:rsid="005ac0fb"/>
    </style:style>
    <style:style style:name="T102" style:family="text">
      <style:text-properties officeooo:rsid="00606fc5"/>
    </style:style>
    <style:style style:name="T103" style:family="text">
      <style:text-properties officeooo:rsid="00627364"/>
    </style:style>
    <style:style style:name="T104" style:family="text">
      <style:text-properties officeooo:rsid="0068fc4b"/>
    </style:style>
    <style:style style:name="T105" style:family="text">
      <style:text-properties officeooo:rsid="006b651c"/>
    </style:style>
    <style:style style:name="T106" style:family="text">
      <style:text-properties fo:color="#000000" fo:font-style="normal" style:font-style-asian="normal" style:font-style-complex="normal"/>
    </style:style>
    <style:style style:name="T107" style:family="text">
      <style:text-properties officeooo:rsid="007120b4"/>
    </style:style>
    <style:style style:name="T108" style:family="text">
      <style:text-properties officeooo:rsid="00714ec7"/>
    </style:style>
    <style:style style:name="T109" style:family="text">
      <style:text-properties officeooo:rsid="00744d5e"/>
    </style:style>
    <style:style style:name="T110" style:family="text">
      <style:text-properties officeooo:rsid="0075b2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7"><text:span text:style-name="T3">First c</text:span>onsider sequences without read errors <text:span text:style-name="T5">that</text:span> perfectly match <text:span text:style-name="T109">a reference, for instance, the human genome</text:span>. <text:span text:style-name="T109">A non-ambiguous subsection of such a read, a </text:span><text:span text:style-name="T8">k</text:span><text:span text:style-name="T6">-mer of a particular length, may have a </text:span><text:span text:style-name="T67">key </text:span><text:span text:style-name="T87">sequence</text:span><text:span text:style-name="T6">, sufficient for mapping.</text:span></text:p>
      <text:p text:style-name="P46"/>
      <text:p text:style-name="P47">A <text:span text:style-name="T8">k</text:span><text:span text:style-name="T6">-mer</text:span> can be <text:span text:style-name="T110">encoded</text:span> as two bits per nucleotide, a string of <text:span text:style-name="T88">four nucleotides per byte. A </text:span><text:span text:style-name="T24">k</text:span><text:span text:style-name="T87">-mer of 16, can besides four bytes also be</text:span><text:span text:style-name="T88"> represented as a 32bit integer, useful for an </text:span><text:span text:style-name="T41">array</text:span><text:span text:style-name="T13"> index</text:span><text:span text:style-name="T92"> to store information required for mapping.</text:span></text:p>
      <text:p text:style-name="P47"/>
      <text:p text:style-name="P47"><text:span text:style-name="T110">Were every </text:span><text:span text:style-name="T10">k</text:span><text:span text:style-name="T27">-mer unique, mapping would </text:span><text:span text:style-name="T33">merely </text:span><text:span text:style-name="T27">require the storage of </text:span><text:span text:style-name="T48">its</text:span><text:span text:style-name="T27"> genomic position</text:span><text:span text:style-name="T29">. W</text:span><text:span text:style-name="T28">ith 4 bytes per position, times 2</text:span><text:span text:style-name="T89">16</text:span><text:span text:style-name="T90">, </text:span><text:span text:style-name="T28">the number of possible keys, </text:span><text:span text:style-name="T86">a bit more than </text:span><text:span text:style-name="T28">1.7gb </text:span><text:span text:style-name="T29">of computer memory </text:span><text:span text:style-name="T86">sh</text:span><text:span text:style-name="T27">ould suffice </text:span><text:span text:style-name="T32">to map </text:span><text:span text:style-name="T33">every position on </text:span><text:span text:style-name="T32">one strand</text:span><text:span text:style-name="T27">. </text:span><text:span text:style-name="T91">Unfortunately, many </text:span><text:span text:style-name="T12">k</text:span><text:span text:style-name="T88">-mers of 16 occur multiple times in large genomes, or not at all, which complicates mapping. </text:span></text:p>
      <text:p text:style-name="P1"/>
      <text:p text:style-name="P8">In current high-throughput sequencing, the orientation of reads to the reference is <text:span text:style-name="T94">usually </text:span>unknown.<text:span text:style-name="T94"> B</text:span>oth reference genome strands need to be considered <text:span text:style-name="T94">to</text:span> map <text:span text:style-name="T10">k</text:span><text:span text:style-name="T27">-mer </text:span><text:span text:style-name="T93">keys</text:span>. <text:span text:style-name="T95">For recurrent keys i</text:span>t is useful to store all potential mapping sites for <text:span text:style-name="T96">the </text:span><text:span text:style-name="T14">k</text:span><text:span text:style-name="T35">-mers in both orientations</text:span> together. <text:span text:style-name="T96">Once a single site remains for mapping, our strive, the orientation of the reference can be stored alongside the genomic position in the mapping data.</text:span></text:p>
      <text:p text:style-name="P8"/>
      <text:p text:style-name="P9">The combined storage of mapping data for complementary <text:span text:style-name="T7">k</text:span>-mers requires an index, identical <text:span text:style-name="T98">for both orientations</text:span>. This index is based on the <text:span text:style-name="T7">k</text:span>-mer two bit sequence of <text:span text:style-name="T98">either </text:span>one <text:span text:style-name="T99">orientation</text:span> or the other. <text:span text:style-name="T97">By testing </text:span><text:span text:style-name="T39">a</text:span><text:span text:style-name="T36"> </text:span><text:span text:style-name="T44">defined</text:span><text:span text:style-name="T39"> bi</text:span><text:span text:style-name="T36">t </text:span><text:span text:style-name="T39">position, </text:span><text:span text:style-name="T44">the </text:span><text:span text:style-name="T15">deviant bit</text:span><text:span text:style-name="T39">, that has an opposite value </text:span><text:span text:style-name="T34">for the two </text:span><text:span text:style-name="T15">k</text:span><text:span text:style-name="T39">-mer key</text:span><text:span text:style-name="T34">s</text:span><text:span text:style-name="T39">, one can select the </text:span><text:span text:style-name="T15">k</text:span><text:span text:style-name="T39">-mer orientation where this bit is set – </text:span><text:span text:style-name="T42">or </text:span><text:span text:style-name="T39">reverse complement if the other was observed. </text:span><text:span text:style-name="T44">The deviant bit is obtained by comparing the </text:span><text:span text:style-name="T58">two bit sequences of the </text:span><text:span text:style-name="T18">k</text:span><text:span text:style-name="T47">-mer </text:span><text:span text:style-name="T44">in </text:span><text:span text:style-name="T58">both </text:span><text:span text:style-name="T44">orientations. </text:span></text:p>
      <text:p text:style-name="P14"/>
      <text:p text:style-name="P43"><text:span text:style-name="T26">The </text:span><text:span text:style-name="T63">two bit</text:span><text:span text:style-name="T26"> orientation used here has the order A-C-T-G for the </text:span><text:span text:style-name="T63">two bits</text:span><text:span text:style-name="T26"> 0 to 3, or </text:span><text:span text:style-name="T106">00-01-10-11</text:span><text:span text:style-name="T26"> in bits. </text:span><text:span text:style-name="T45">Note that the</text:span><text:span text:style-name="T46"> </text:span><text:span text:style-name="T80">left </text:span><text:span text:style-name="T46">bit, the </text:span><text:span text:style-name="T17">complementary bit</text:span><text:span text:style-name="T46">, </text:span><text:span text:style-name="T66">always </text:span><text:span text:style-name="T46">has an op</text:span><text:span text:style-name="T42">p</text:span><text:span text:style-name="T46">osite value </text:span><text:span text:style-name="T81">for</text:span><text:span text:style-name="T46"> the </text:span><text:span text:style-name="T43">complement</text:span><text:span text:style-name="T82">ary nucleotide</text:span><text:span text:style-name="T43">. </text:span><text:span text:style-name="T47">Beside th</text:span><text:span text:style-name="T83">is</text:span><text:span text:style-name="T47"> bit value, in </text:span><text:span text:style-name="T63">reverse</text:span><text:span text:style-name="T47"> complement also the order of the nucleotides is reversed. The complementary bit remains the left of the two bits in either orientation, however.</text:span></text:p>
      <text:p text:style-name="P45"/>
      <text:p text:style-name="P43"><text:span text:style-name="T26">T</text:span><text:span text:style-name="T37">he </text:span><text:span text:style-name="T48">orientation</text:span><text:span text:style-name="T38"> of choice, </text:span><text:span text:style-name="T48">for the index, </text:span><text:span text:style-name="T38">can </text:span><text:span text:style-name="T83">therefore </text:span><text:span text:style-name="T38">be defined quite easily </text:span><text:span text:style-name="T37">for </text:span><text:span text:style-name="T38">odd-sized </text:span><text:span text:style-name="T9">k</text:span><text:span text:style-name="T38">-mers </text:span><text:span text:style-name="T48">since</text:span><text:span text:style-name="T46"> </text:span><text:span text:style-name="T48">t</text:span><text:span text:style-name="T37">he complementary bit of the central nucleotide </text:span><text:span text:style-name="T40">is </text:span><text:span text:style-name="T43">a</text:span><text:span text:style-name="T48">lways</text:span><text:span text:style-name="T40"> </text:span><text:span text:style-name="T48">a </text:span><text:span text:style-name="T40">deviant </text:span><text:span text:style-name="T48">bit</text:span><text:span text:style-name="T40">. It </text:span><text:span text:style-name="T37">has a fixed position and </text:span><text:span text:style-name="T63">opposite</text:span><text:span text:style-name="T37"> value for the two </text:span><text:span text:style-name="T43">orientations of the </text:span><text:span text:style-name="T16">k</text:span><text:span text:style-name="T43">-mer</text:span><text:span text:style-name="T37">. </text:span><text:span text:style-name="T31">Even-sized </text:span><text:span text:style-name="T11">k-</text:span><text:span text:style-name="T29">mers lack </text:span><text:span text:style-name="T47">such </text:span><text:span text:style-name="T29">a central nucleotide, but it is possible to define a </text:span><text:span text:style-name="T57">orientation</text:span><text:span text:style-name="T29">-particular </text:span><text:span text:style-name="T48">index</text:span><text:span text:style-name="T29"> nonetheless. For instance, </text:span><text:span text:style-name="T30">the</text:span><text:span text:style-name="T29"> leftmost </text:span><text:span text:style-name="T40">deviant </text:span><text:span text:style-name="T29">bit in the two complements </text:span><text:span text:style-name="T40">could </text:span><text:span text:style-name="T30">decide. </text:span><text:span text:style-name="T40">The position of </text:span><text:span text:style-name="T43">th</text:span><text:span text:style-name="T48">is</text:span><text:span text:style-name="T40"> bit is sequence dependent, </text:span><text:span text:style-name="T43">but can be determined </text:span><text:span text:style-name="T26">by comparing the </text:span><text:span text:style-name="T47">key in the </text:span><text:span text:style-name="T26">two complements</text:span><text:span text:style-name="T40">. </text:span><text:span text:style-name="T30">I</text:span><text:span text:style-name="T43">f</text:span><text:span text:style-name="T33"> </text:span><text:span text:style-name="T48">no </text:span><text:span text:style-name="T30">deviant bit </text:span><text:span text:style-name="T43">is </text:span><text:span text:style-name="T48">pre</text:span><text:span text:style-name="T43">sent</text:span><text:span text:style-name="T30">, the sequence is a palindrome – either </text:span><text:span text:style-name="T56">orientation</text:span><text:span text:style-name="T31"> </text:span><text:span text:style-name="T56">has</text:span><text:span text:style-name="T31"> the same </text:span><text:span text:style-name="T56">two bit value</text:span><text:span text:style-name="T30">.</text:span></text:p>
      <text:p text:style-name="P10"/>
      <text:p text:style-name="P11"><text:span text:style-name="T26">Since the value of the deviant bit is always set, due to selection </text:span><text:span text:style-name="T57">of orientation</text:span><text:span text:style-name="T26">, this bit can be excised from the index, halv</text:span><text:span text:style-name="T49">ing</text:span><text:span text:style-name="T26"> the </text:span><text:span text:style-name="T49">required </text:span><text:span text:style-name="T26">size of the array to store mapping information. For palindrome keys the first bit is obsolete </text:span><text:span text:style-name="T68">as well</text:span><text:span text:style-name="T26">. </text:span><text:span text:style-name="T55">The amount of mapping information remains the same, however, since information for both orientations is stored per index. </text:span></text:p>
      <text:p text:style-name="P44"/>
      <text:p text:style-name="P15"/>
      <text:p text:style-name="P27">Keeping track of all potential mapping sites <text:span text:style-name="T107">common </text:span><text:span text:style-name="T22">k</text:span><text:span text:style-name="T69">-mers</text:span> is a problem in practice. A position on the human genome, for instance, requires 32 bits. Storing only one position for each <text:span text:style-name="T22">k</text:span><text:span text:style-name="T102">-mer </text:span>is possible, but storing the multiple positions for common keys requires more memory than current computers can handle. Therefore, <text:span text:style-name="T102">rather than storing positions, the genomic position is maintained while iterating over the genome</text:span>.</text:p>
      <text:p text:style-name="P27"/>
      <text:p text:style-name="P30">In the first iteration, <text:span text:style-name="T108">the one </text:span>nucleotide<text:span text:style-name="T103"> following a </text:span><text:span text:style-name="T23">k</text:span><text:span text:style-name="T70">-mer, </text:span><text:span text:style-name="T71">in </text:span><text:span text:style-name="T72">the </text:span><text:span text:style-name="T71">direction of genomic traversal,</text:span><text:span text:style-name="T70"> </text:span><text:span text:style-name="T84">is </text:span><text:span text:style-name="T71">successively stored </text:span><text:span text:style-name="T85">for each</text:span><text:span text:style-name="T70"> </text:span><text:span text:style-name="T84">occurrence</text:span><text:span text:style-name="T70">. </text:span>During this first iteration, <text:span text:style-name="T107">additionally, the location of </text:span>chromosome<text:span text:style-name="T105">s ends and stretches of N's are stored as well as their length. The k-mer sequence that follows such a genomic boundary is also stored, in orientation of traversal.</text:span></text:p>
      <text:p text:style-name="P29"/>
      <text:p text:style-name="P42">Once the first iteration over the genome is completed, <text:span text:style-name="T104">t</text:span><text:span text:style-name="T73">he number of </text:span><text:span text:style-name="T74">following</text:span><text:span text:style-name="T73"> nucleotides indicates per key how </text:span><text:span text:style-name="T26">many times </text:span><text:span text:style-name="T76">the key</text:span><text:span text:style-name="T26"> </text:span><text:span text:style-name="T76">oc</text:span><text:span text:style-name="T75">cur</text:span><text:span text:style-name="T76">red</text:span><text:span text:style-name="T75">.</text:span><text:span text:style-name="T73"> With the </text:span><text:span text:style-name="T74">following</text:span><text:span text:style-name="T73"> nucleotides per key it is </text:span><text:span text:style-name="T77">also </text:span><text:span text:style-name="T73">possible to </text:span><text:span text:style-name="T79">traverse</text:span><text:span text:style-name="T73"> the genome. For each key we have the </text:span><text:span text:style-name="T72">ensuing</text:span><text:span text:style-name="T73"> nucleotide, and can thereby determine the ensuing key and so on. Per key </text:span><text:span text:style-name="T78">need</text:span><text:span text:style-name="T73">s </text:span><text:span text:style-name="T78">to be tracked</text:span><text:span text:style-name="T73"> which of its </text:span><text:span text:style-name="T72">following</text:span><text:span text:style-name="T73"> nucleotides were </text:span><text:span text:style-name="T77">already passed, in this genomic iteration</text:span><text:span text:style-name="T73">. </text:span></text:p>
      <text:p text:style-name="P20"/>
      <text:p text:style-name="P20"/>
      <text:p text:style-name="P15"/>
      <text:p text:style-name="P2"><text:span text:style-name="T31">In the context of a particular read length, say 5</text:span><text:span text:style-name="T59">0</text:span><text:span text:style-name="T50">bp</text:span><text:span text:style-name="T31">, if two unique keys X and Y occur withi</text:span><text:span text:style-name="T50">n, </text:span><text:span text:style-name="T31">read- minus key length, </text:span><text:span text:style-name="T80">or </text:span><text:span text:style-name="T19">read scope</text:span><text:span text:style-name="T31">, </text:span><text:span text:style-name="T51">positions of</text:span><text:span text:style-name="T31"> </text:span><text:span text:style-name="T52">any enclosed</text:span><text:span text:style-name="T31"> keys no longer need to be considered. Every sequenced read </text:span><text:span text:style-name="T54">derived from here</text:span><text:span text:style-name="T31">, span</text:span><text:span text:style-name="T54">s</text:span><text:span text:style-name="T31"> either </text:span><text:span text:style-name="T53">key </text:span><text:span text:style-name="T61">X or key Y</text:span><text:span text:style-name="T53">, </text:span><text:span text:style-name="T54">and </text:span><text:span text:style-name="T53">can </text:span><text:span text:style-name="T54">therefore </text:span><text:span text:style-name="T53">already be placed </text:span><text:span text:style-name="T61">on the genome</text:span><text:span text:style-name="T53">.</text:span></text:p>
      <text:p text:style-name="P17"/>
      <text:p text:style-name="P3"><text:span text:style-name="T53">If, for instance, key A </text:span><text:span text:style-name="T54">lies between </text:span><text:span text:style-name="T53">X and Y, </text:span><text:span text:style-name="T54">and </text:span><text:span text:style-name="T53">occurs only at a single alternative site, key A can place reads, lacking X or Y, ultimately to this alternative site. </text:span><text:span text:style-name="T60">Key A is</text:span><text:span text:style-name="T53"> unique for the remaining reads, </text:span><text:span text:style-name="T60">and can therefore be considered to be a secondary unique key</text:span><text:span text:style-name="T53">. </text:span><text:span text:style-name="T60">Again if </text:span><text:span text:style-name="T65">this </text:span><text:span text:style-name="T60">key A is in scope of a unique, or a</text:span><text:span text:style-name="T65">nother</text:span><text:span text:style-name="T60"> secondary unique key, then </text:span><text:span text:style-name="T52">enclosed</text:span><text:span text:style-name="T31"> keys </text:span><text:span text:style-name="T60">can </text:span><text:span text:style-name="T65">similarl</text:span><text:span text:style-name="T60">y </text:span><text:span text:style-name="T65">drop this mapping location </text:span><text:span text:style-name="T60">and may become mappable elsewhere</text:span><text:span text:style-name="T31">.</text:span></text:p>
      <text:p text:style-name="P16"/>
      <text:p text:style-name="P40"><text:span text:style-name="T61">To </text:span><text:span text:style-name="T63">maintain</text:span><text:span text:style-name="T62"> </text:span><text:span text:style-name="T65">such an</text:span><text:span text:style-name="T62"> order of key </text:span><text:span text:style-name="T63">hierarchy</text:span><text:span text:style-name="T62">, </text:span><text:span text:style-name="T63">s</text:span><text:span text:style-name="T61">econdary and later keys </text:span><text:span text:style-name="T65">have to </text:span><text:span text:style-name="T64">increase in</text:span><text:span text:style-name="T61"> </text:span><text:span text:style-name="T20">inferiority</text:span><text:span text:style-name="T61">. </text:span><text:span text:style-name="T63">The inferiority of a primary unique key is zero. If two keys that became unique occur within read scope, the inferiority of the keys between is elevated beyond the maximum inferiority of the two, </text:span><text:span text:style-name="T65">unless it was</text:span><text:span text:style-name="T64"> already higher</text:span><text:span text:style-name="T63">. The </text:span><text:span text:style-name="T64">final </text:span><text:span text:style-name="T63">mapping </text:span><text:span text:style-name="T65">of reads is determined by</text:span><text:span text:style-name="T63"> </text:span><text:span text:style-name="T61">the key </text:span><text:span text:style-name="T63">with the lowest inferiority</text:span><text:span text:style-name="T61">.</text:span></text:p>
      <text:p text:style-name="P19"/>
      <text:p text:style-name="P18"><text:span text:style-name="T100">Mapable regions hopefully become covered by u</text:span>nique <text:span text:style-name="T7">key chain</text:span><text:span text:style-name="T21">s</text:span>. What remains is the <text:span text:style-name="T7">mantra</text:span>, reference sections that consists of repeated sequences. <text:span text:style-name="T101">If the remaining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span></text:p>
      <text:p text:style-name="P12"/>
      <text:p text:style-name="P41"/>
      <text:p text:style-name="P13"/>
      <text:p text:style-name="P21"/>
      <text:p text:style-name="P4"/>
      <text:p text:style-name="P22">This strategy requires </text:p>
      <text:p text:style-name="P23">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28">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28">With the next nucleotides per key it is possible to iterate over the genome. For each key we have the next nucleotide, and can thereby determine the ensuing key and so on. The position on the genome is tracked. Per key it is also accounted at which of its next nucleotides we were.</text:p>
      <text:p text:style-name="P24"/>
      <text:p text:style-name="P31">When crossing a chromosome boundary or an N-stretch, the ensuing key and position are looked up stored.</text:p>
      <text:p text:style-name="P32"><text:s/>and keeping track, during iteration, at which of these next nucleotide we were, it is possible to </text:p>
      <text:p text:style-name="P25"/>
      <text:p text:style-name="P33">the position, and per key </text:p>
      <text:p text:style-name="P33">, determine the following key</text:p>
      <text:p text:style-name="P23"/>
      <text:p text:style-name="P26">There is another way to delay the storage of the position until unique, that requires a lot of accounting. </text:p>
      <text:p text:style-name="P26"/>
      <text:p text:style-name="P5"><text:s/>A character contains eight bits and can therefore hold four nucleotides. <text:span text:style-name="T4">Storage of nucleotides is therefore relatively cheap.</text:span></text:p>
      <text:p text:style-name="P26">It is possible, however, to determine all <text:s/>next nucleotides for each 16 Nt key.</text:p>
      <text:p text:style-name="P26">, account the position, for each 16 Nt key the next nucleotide, at which nucleotide we were and store the unique position during iteration, when the key becomes unique. <text:s/></text:p>
      <text:p text:style-name="P34"/>
      <text:p text:style-name="P34"/>
      <text:p text:style-name="P6"/>
      <text:p text:style-name="P6"/>
      <text:p text:style-name="P36">.</text:p>
      <text:p text:style-name="P35"/>
      <text:p text:style-name="P37">Keys <text:span text:style-name="T1">that</text:span> <text:span text:style-name="T2">respect</text:span></text:p>
      <text:p text:style-name="P39">surrender reads in presence <text:s/></text:p>
      <text:p text:style-name="P38">can sometimes be used for mapping if they respect the primary unique keys, X and Y.</text:p>
      <text:p text:style-name="P7"/>
      <text:p text:style-name="P7"><text:s/></text:p>
      <text:p text:style-name="P7">On the genome certain </text:p>
      <text:p text:style-name="P7"/>
      <text:p text:style-name="P7">First count for a fixed key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5-10-22T20:05:15.014333362</dc:date>
    <meta:editing-duration>P6DT22M5S</meta:editing-duration>
    <meta:editing-cycles>75</meta:editing-cycles>
    <meta:generator>LibreOffice/5.0.2.2$Linux_X86_64 LibreOffice_project/00m0$Build-2</meta:generator>
    <meta:document-statistic meta:table-count="0" meta:image-count="0" meta:object-count="0" meta:page-count="1" meta:paragraph-count="34" meta:word-count="1339" meta:character-count="7984" meta:non-whitespace-character-count="6658"/>
  </office:meta>
</office:document-meta>
</file>